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fo:font-variant="normal" fo:text-transform="none" fo:color="#222222" style:font-name="Bitstream Charter" fo:font-size="12pt" fo:letter-spacing="normal" fo:font-style="normal" fo:font-weight="normal" style:font-size-asian="12pt" style:font-size-complex="12pt"/>
    </style:style>
    <style:style style:name="P2" style:family="paragraph" style:parent-style-name="Table_20_Contents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Bitstream Charter" fo:font-size="12pt" style:font-size-asian="12pt" style:font-size-complex="12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Charter" fo:font-size="12pt" style:font-size-asian="12pt" style:font-size-complex="12pt"/>
    </style:style>
    <style:style style:name="P7" style:family="paragraph" style:parent-style-name="Table_20_Contents" style:list-style-name="L1">
      <style:text-properties fo:font-variant="normal" fo:text-transform="none" fo:color="#222222" style:font-name="Bitstream Charter" fo:font-size="11pt" fo:letter-spacing="normal" fo:font-style="normal" fo:font-weight="normal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utes of Meeting </text:p>
      <text:p text:style-name="P6"><text:span text:style-name="T2">GMRT</text:span><text:span text:style-name="T2"><text:tab/></text:span><text:tab/><text:tab/><text:tab/><text:tab/><text:span text:style-name="T2">Minutes of Meeting</text:span></text:p>
      <text:p text:style-name="P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<text:s/>10<text:span text:style-name="T1">Th</text:span> February 2015 Time : 3.00 PM to 3.30 PM , GMRT conference <text:s/>room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GK, SN, DBB,CPK,SNK &amp; RRU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3"><text:s text:c="9"/></text:p>
            <text:list xml:id="list1902688389" text:style-name="L1">
              <text:list-item>
                <text:p text:style-name="P7">CPK updated RRU &amp; he is working on FPS system interfacing with Online_v2.</text:p>
                <text:p text:style-name="P7">- Almost all the read commands are working. Set commands are giving Check sum <text:s/>error. Stop command is working. Reboot command is working.</text:p>
                <text:p text:style-name="P7">- Indent for server class machine has to be raised fresh.</text:p>
                <text:p text:style-name="P7"/>
              </text:list-item>
              <text:list-item>
                <text:p text:style-name="P7">SNK created a user registration &amp; login monitoring page .</text:p>
                <text:p text:style-name="P7"># Checking login &amp; passwords from different databases like NAPS.</text:p>
                <text:p text:style-name="P7"/>
              </text:list-item>
              <text:list-item>
                <text:p text:style-name="P7">DBB updated <text:s/>he is working on servo command implementation in Python Env. </text:p>
                <text:p text:style-name="P7"/>
              </text:list-item>
              <text:list-item>
                <text:p text:style-name="P7">NGK suggested to have a bigger meeting on 3<text:span text:style-name="T1">rd</text:span> March 2015.</text:p>
                <text:p text:style-name="P7">- Major discussion will be</text:p>
                <text:p text:style-name="P7"><text:s text:c="2"/>1. What has been done</text:p>
                <text:p text:style-name="P7"><text:s text:c="2"/>2. What is remaining</text:p>
                <text:p text:style-name="P7"><text:s text:c="2"/>3. Stock taking of April MTAC testing <text:s/></text:p>
              </text:list-item>
            </text:list>
            <text:p text:style-name="P1"><text:s text:c="22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5-02-10T15:46:20</dc:date>
    <dc:creator>teleset </dc:creator>
    <meta:editing-duration>P2DT14H6M34S</meta:editing-duration>
    <meta:editing-cycles>641</meta:editing-cycles>
    <meta:generator>LibreOffice/3.4$Linux LibreOffice_project/340m1$Build-602</meta:generator>
    <meta:document-statistic meta:table-count="1" meta:image-count="0" meta:object-count="0" meta:page-count="1" meta:paragraph-count="27" meta:word-count="168" meta:character-count="941" meta:non-whitespace-character-count="756"/>
  </office:meta>
</office:document-meta>
</file>